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tab-stops>
          <style:tab-stop style:position="7.874cm"/>
        </style:tab-stops>
      </style:paragraph-properties>
      <style:text-properties fo:color="#c9211e" loext:opacity="100%" style:font-name="Arial1" fo:font-size="24pt" fo:font-weight="bold" officeooo:rsid="000eff4b" officeooo:paragraph-rsid="000eff4b" style:font-size-asian="21pt" style:font-weight-asian="bold" style:font-size-complex="24pt" style:font-weight-complex="bold"/>
    </style:style>
    <style:style style:name="P2" style:family="paragraph" style:parent-style-name="Standard">
      <style:paragraph-properties>
        <style:tab-stops>
          <style:tab-stop style:position="7.874cm"/>
        </style:tab-stops>
      </style:paragraph-properties>
      <style:text-properties fo:color="#ff860d" loext:opacity="100%" style:font-name="Arial1" fo:font-size="14pt" fo:font-weight="bold" officeooo:rsid="000eff4b" officeooo:paragraph-rsid="000eff4b" style:font-size-asian="12.25pt" style:font-weight-asian="bold" style:font-size-complex="14pt" style:font-weight-complex="bold"/>
    </style:style>
    <style:style style:name="P3" style:family="paragraph" style:parent-style-name="Standard">
      <style:paragraph-properties>
        <style:tab-stops>
          <style:tab-stop style:position="7.874cm"/>
        </style:tab-stops>
      </style:paragraph-properties>
      <style:text-properties fo:color="#000000" loext:opacity="100%" style:font-name="Arial1" fo:font-size="11pt" fo:font-weight="normal" officeooo:rsid="000eff4b" officeooo:paragraph-rsid="000eff4b" style:font-size-asian="9.60000038146973pt" style:font-weight-asian="normal" style:font-size-complex="11pt" style:font-weight-complex="normal"/>
    </style:style>
    <style:style style:name="P4" style:family="paragraph" style:parent-style-name="Standard">
      <style:paragraph-properties>
        <style:tab-stops>
          <style:tab-stop style:position="7.874cm"/>
        </style:tab-stops>
      </style:paragraph-properties>
      <style:text-properties fo:color="#000000" loext:opacity="100%" style:font-name="Arial1" fo:font-size="11pt" fo:font-weight="bold" officeooo:rsid="000eff4b" officeooo:paragraph-rsid="000eff4b" style:font-size-asian="9.60000038146973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1: El software.</text:p>
      <text:p text:style-name="P1"/>
      <text:p text:style-name="P2">1. Introducción y contextualización práctica.</text:p>
      <text:p text:style-name="P2"/>
      <text:p text:style-name="P3">A la hora de crear una aplicación, generalmente utilizamos lenguajes de alto nivel que se le acercan al lenguaje natural, por lo que son más fáciles de utilizar. Sin embargo, desde el punto de vista de la comunicación con el hardware, se sigue utilizando un modelo antiguo.</text:p>
      <text:p text:style-name="P3"/>
      <text:p text:style-name="P3">Los programas que se cargan en la CPU requieren una representación diferente a los lenguajes de alto nivel, pues éstos no son entendidos por el procesador.</text:p>
      <text:p text:style-name="P3"/>
      <text:p text:style-name="P2">2. Programa informático.</text:p>
      <text:p text:style-name="P2"/>
      <text:p text:style-name="P3">Podemos definir un <text:span text:style-name="T1">programa informático</text:span> como una receta detallada de cómo resolver un problema determinado.</text:p>
      <text:p text:style-name="P3">No puede ser ambiguo, y además, debe especificar la secuencia de instrucciones lógicas necesarias para llegar a la solución.</text:p>
      <text:p text:style-name="P3"/>
      <text:p text:style-name="P3">Un <text:span text:style-name="T1">software </text:span>es un conjunto de programas informáticos que se combinan entre sí para un determinado fin.</text:p>
      <text:p text:style-name="P3">Hay que diferenciar entre programa informático y <text:span text:style-name="T1">algoritmo</text:span>, pues este último permite indicar todos los pasos necesarios para resolver un problema.</text:p>
      <text:p text:style-name="P3"/>
      <text:p text:style-name="P3">Para que un programa pueda ser ejecutado en la CPU es necesario que éste disponga de los datos e instrucciones necesarias.</text:p>
      <text:p text:style-name="P3"/>
      <text:p text:style-name="P4">Hardware y software en los equipos.</text:p>
      <text:p text:style-name="P4"/>
      <text:p text:style-name="P3">Cuando un programa informático pueda ser ejecutado en la CPU, el sistema operativo debe realizar la carga del programa, es decir, de sus datos e instrucciones en la memoria RAM.</text:p>
      <text:p text:style-name="P3"/>
      <text:p text:style-name="P3">Una vez que el programa se encuentra en memoria principal, es posible realizar su carga en la CPU.</text:p>
      <text:p text:style-name="P3">La CPU estaría formada por una unidad aritmético-lógica (ALU), registros y unidad de control.</text:p>
      <text:p text:style-name="P3"/>
      <text:p text:style-name="P2">3. ¿Qué es un lenguaje de programación?</text:p>
      <text:p text:style-name="P2"/>
      <text:p text:style-name="P3">Está formado por un conjunto de sentencias y expresiones que permiten que el programador se comunique con la máquina de manera sencilla.</text:p>
      <text:p text:style-name="P3"/>
      <text:p text:style-name="P3">Sin embargo, no se pueden ejecutar directamente sobre el procesador, sin realizar un proceso de traducción, conocido como compilación.</text:p>
      <text:p text:style-name="P3"/>
      <text:p text:style-name="P4">Lenguajes de programación y nivel de abstracción.</text:p>
      <text:p text:style-name="P4"/>
      <text:p text:style-name="P3">Los actuales son de alto nivel por la abstracción que poseen. Con esto hacemos referencia a lo que oculta el programador, pues éste no necesita conocer.</text:p>
      <text:p text:style-name="P3"/>
      <text:p text:style-name="P4">· Alto nivel de abstracción: <text:span text:style-name="T2">Java, C++, Kotlin.</text:span></text:p>
      <text:p text:style-name="P4"><text:span text:style-name="T2"/></text:p>
      <text:p text:style-name="P4">· Medio nivel de abstracción: <text:span text:style-name="T2">C, Fortran.</text:span></text:p>
      <text:p text:style-name="P4"><text:span text:style-name="T2"/></text:p>
      <text:p text:style-name="P4"><text:span text:style-name="T2">El lenguaje ensamblador posee el nivel de abstracción más bajo.</text:span></text:p>
      <text:p text:style-name="P2"><text:soft-page-break/>4. Paradigmas de programación.</text:p>
      <text:p text:style-name="P2"/>
      <text:p text:style-name="P3">Se suelen diferenciar en dos grandes grupos:</text:p>
      <text:p text:style-name="P3"/>
      <text:p text:style-name="P4">· Imperativos: <text:span text:style-name="T2">permiten crear algoritmos a través del conjunto de instrucciones y expresiones del lenguaje.</text:span></text:p>
      <text:p text:style-name="P4"><text:span text:style-name="T2"/></text:p>
      <text:p text:style-name="P4">· Declarativos: <text:span text:style-name="T2">solo especifican los valores que se esperan al final de un flujo, sin especificar qué realizar para llegar a este resultado. Es necesario indicar las relaciones lógicas y matemáticas para llegar al resultado.</text:span></text:p>
      <text:p text:style-name="P4"><text:span text:style-name="T2"/></text:p>
      <text:p text:style-name="P4"><text:span text:style-name="T2">Dentro podemos diferenciar algunos subparadigmas como la programación orientada a objetos, programación procedimental, etc.</text:span></text:p>
      <text:p text:style-name="P4"><text:span text:style-name="T2"/></text:p>
      <text:p text:style-name="P4"><text:span text:style-name="T2">Dentro del declarativo, podemos diferenciar otros subtipos como el funcional, lógico, etc.</text:span></text:p>
      <text:p text:style-name="P4"><text:span text:style-name="T2"/></text:p>
      <text:p text:style-name="P4">· Desarrollo de aplicaciones Android: <text:span text:style-name="T2">Kotlin.</text:span></text:p>
      <text:p text:style-name="P4"><text:span text:style-name="T2"/></text:p>
      <text:p text:style-name="P4">· Desarrollo de aplicaciones iOS: <text:span text:style-name="T2">Swift.</text:span></text:p>
      <text:p text:style-name="P4"><text:span text:style-name="T2"/></text:p>
      <text:p text:style-name="P4"><text:span text:style-name="T2">Estos utilizan el concepto de funciones lambdas. Se denominan funciones de orden superior en la programación funcional.</text:span></text:p>
      <text:p text:style-name="P4"><text:span text:style-name="T2"/></text:p>
      <text:p text:style-name="P2">5. Fases del proceso de compilación.</text:p>
      <text:p text:style-name="P2"/>
      <text:p text:style-name="P3">Analizar las fases por las que pasa un código fuente hasta generar el código objeto y posteriormente al código ejecutable.</text:p>
      <text:p text:style-name="P3"/>
      <text:p text:style-name="P4">· Código fuente: <text:span text:style-name="T2">es aquel que hemos escrito en el lenguaje de programación que hayamos utilizado.</text:span></text:p>
      <text:p text:style-name="P4"><text:span text:style-name="T2"/></text:p>
      <text:p text:style-name="P4">· Código objeto: <text:span text:style-name="T2">es el resultado de finalizar el proceso de compilación.</text:span></text:p>
      <text:p text:style-name="P4"><text:span text:style-name="T2"/></text:p>
      <text:p text:style-name="P4">· Código ejecutable: <text:span text:style-name="T2">es aquel que resulta de enlazar el código objeto con las librerías necesarias. Es el único que puede entrar en el procesador.</text:span></text:p>
      <text:p text:style-name="P4"><text:span text:style-name="T2"/></text:p>
      <text:p text:style-name="P4"><text:span text:style-name="T2">Para llegar al código ejecutable se debe pasar por:</text:span></text:p>
      <text:p text:style-name="P4"><text:span text:style-name="T2"/></text:p>
      <text:p text:style-name="P4">1. Análisis léxico: <text:span text:style-name="T2">comprobar que los elementos que se utilizan en la entrada de nuestro archivo pertenecen al lenguaje de programación utilizado.</text:span></text:p>
      <text:p text:style-name="P4"><text:span text:style-name="T2"/></text:p>
      <text:p text:style-name="P4">2. Análisis sintáctico: <text:span text:style-name="T2">comprobar si están en el orden.</text:span></text:p>
      <text:p text:style-name="P4"><text:span text:style-name="T2"/></text:p>
      <text:p text:style-name="P4">3. Análisis semántico: <text:span text:style-name="T2">si las sentencias tienen sentido.</text:span></text:p>
      <text:p text:style-name="P4"><text:span text:style-name="T2"/></text:p>
      <text:p text:style-name="P4">4. Generación de código intermedio: <text:span text:style-name="T2">una vez finalizadas las fases de análisis se supone que el código no tiene ningún error previo, se puede generar una representación intermedia.</text:span></text:p>
      <text:p text:style-name="P4"><text:span text:style-name="T2"/></text:p>
      <text:p text:style-name="P4">5. Optimización de código intermedio: <text:span text:style-name="T2">es intentar mejorar el código generado para tener un mejor rendimiento.</text:span></text:p>
      <text:p text:style-name="P4"><text:span text:style-name="T2"/></text:p>
      <text:p text:style-name="P4">6. Generación de código final: <text:span text:style-name="T2">generar el código objeto que dependerá del conjunto de instrucciones de la CPU utilizad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2T20:25:12.963000000</meta:creation-date>
    <dc:date>2024-01-02T20:42:51.673000000</dc:date>
    <meta:editing-duration>PT17M38S</meta:editing-duration>
    <meta:editing-cycles>1</meta:editing-cycles>
    <meta:document-statistic meta:table-count="0" meta:image-count="0" meta:object-count="0" meta:page-count="2" meta:paragraph-count="43" meta:word-count="658" meta:character-count="4193" meta:non-whitespace-character-count="3578"/>
    <meta:generator>LibreOffice/7.6.2.1$Windows_X86_64 LibreOffice_project/56f7684011345957bbf33a7ee678afaf4d2ba333</meta:generator>
  </office:meta>
</office:document-meta>
</file>